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c5c7" officeooo:paragraph-rsid="0000c5c7"/>
    </style:style>
    <style:style style:name="P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00c5c7" officeooo:paragraph-rsid="0000c5c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stiaire du Jeux : </text:p>
      <text:p text:style-name="P1"/>
      <text:p text:style-name="P1">Monde 1 : </text:p>
      <text:p text:style-name="P1"/>
      <text:p text:style-name="P1">-Slime Rouge =&gt; Se deplace uniquement par le saut, très peu de dégats, et ne vise pas directement le joueur. IL est plutôt une nuisance qui permet de limiter la vitesse de progression du joueur</text:p>
      <text:p text:style-name="P1"/>
      <text:p text:style-name="P1">-Canon Plant =&gt; Elle ne se deplace pas mais elle utilise des projectiles qu’elle envoie par les airs <text:s/>(Sous forme parabolique = Utilisation des fonctions paraboliques)</text:p>
      <text:p text:style-name="P1"/>
      <text:p text:style-name="P1">-Premier Boss : Centaure, maitre de la foret =&gt; Il possède une très grosse vitesse et de bons degats, mais possède un poid faible au niveau du Torse (+ de dégats mais reste tuable sur les autres parties = Notion de recompensement), Le level design va devoir par sa verticalité indiquer au joueur qu’il doit utiliser ce point faible. Pour l’indiquer on peut dessiner une cicatrice sur le torse du boss</text:p>
      <text:p text:style-name="P2"/>
      <text:p text:style-name="P1"/>
      <text:p text:style-name="P1">Monde 2 : le chateau</text:p>
      <text:p text:style-name="P1"/>
      <text:p text:style-name="P1">- Serpents : Rampe a vitesse modéré vers le joueur et quand il est a portée il va sauter sur celui pour lui infliger des dégats. Cependant ce monstre possède très peu de points de vie.</text:p>
      <text:p text:style-name="P1"/>
      <text:p text:style-name="P1">Squellete : Sbire de base de la zone (La vitesse et les dégats sont encore à définir). Mais il existe plusieurs versions : Le sbire de base : le lancier, le bouclier, l’archer et l’épéiste. Adaptation de la courbe de difficulté via les monstres.</text:p>
      <text:p text:style-name="P1"/>
      <text:p text:style-name="P1">Boss <text:s/>: Le roi des morts : Squelette géant doté d’une couronne rapellant sa souveraineté. Il possède une épée ainsi que d’un bouclier. Il est stun lorsque l’on frappe ses talons pour ainsi frapper son crane durant sa phase de stun. Des seaux de lave sont aussi présents dans la salle permettant de frapper le boss , il peuvent être renversée mais pas déplac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5.2$Windows_X86_64 LibreOffice_project/1ec314fa52f458adc18c4f025c545a4e8b22c159</meta:generator>
    <dc:date>2019-09-10T00:26:22.133000000</dc:date>
    <meta:editing-duration>PT11M28S</meta:editing-duration>
    <meta:editing-cycles>1</meta:editing-cycles>
    <meta:document-statistic meta:table-count="0" meta:image-count="0" meta:object-count="0" meta:page-count="1" meta:paragraph-count="9" meta:word-count="288" meta:character-count="1599" meta:non-whitespace-character-count="1316"/>
  </office:meta>
</office:document-meta>
</file>